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18.47mm"/>
    </style:style>
    <style:style style:name="co3" style:family="table-column">
      <style:table-column-properties fo:break-before="auto" style:column-width="19.31mm"/>
    </style:style>
    <style:style style:name="co4" style:family="table-column">
      <style:table-column-properties fo:break-before="auto" style:column-width="32.47mm"/>
    </style:style>
    <style:style style:name="co5" style:family="table-column">
      <style:table-column-properties fo:break-before="auto" style:column-width="36.76mm"/>
    </style:style>
    <style:style style:name="co6" style:family="table-column">
      <style:table-column-properties fo:break-before="auto" style:column-width="30.23mm"/>
    </style:style>
    <style:style style:name="co7" style:family="table-column">
      <style:table-column-properties fo:break-before="auto" style:column-width="65.67mm"/>
    </style:style>
    <style:style style:name="co8" style:family="table-column">
      <style:table-column-properties fo:break-before="auto" style:column-width="17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24.39mm"/>
    </style:style>
    <style:style style:name="co11" style:family="table-column">
      <style:table-column-properties fo:break-before="auto" style:column-width="25.4mm"/>
    </style:style>
    <style:style style:name="co12" style:family="table-column">
      <style:table-column-properties fo:break-before="auto" style:column-width="41.7mm"/>
    </style:style>
    <style:style style:name="co13" style:family="table-column">
      <style:table-column-properties fo:break-before="auto" style:column-width="14.2mm"/>
    </style:style>
    <style:style style:name="co14" style:family="table-column">
      <style:table-column-properties fo:break-before="auto" style:column-width="22.35mm"/>
    </style:style>
    <style:style style:name="co15" style:family="table-column">
      <style:table-column-properties fo:break-before="auto" style:column-width="108.69mm"/>
    </style:style>
    <style:style style:name="co16" style:family="table-column">
      <style:table-column-properties fo:break-before="auto" style:column-width="29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style:font-size-asian="10pt" style:font-size-complex="10pt"/>
    </style: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style:font-size-asian="10pt" style:font-size-complex="10pt"/>
    </style:style>
    <style:style style:name="ce23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>
      <style:text-properties style:font-name="Liberation Mono" fo:font-size="10pt" style:font-size-asian="10pt" style:font-size-complex="10pt"/>
    </style:style>
    <style:style style:name="ce1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color="#000000" style:font-name="Liberation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lasseur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"/>
        <table:table-column table:style-name="co7" table:default-cell-style-name="ce22"/>
        <table:table-column table:style-name="co8" table:number-columns-repeated="1016" table:default-cell-style-name="ce25"/>
        <table:table-row table:style-name="ro1">
          <table:table-cell table:style-name="ce2" office:value-type="string" calcext:value-type="string">
            <text:p>Sheet</text:p>
          </table:table-cell>
          <table:table-cell table:style-name="ce4" office:value-type="string" calcext:value-type="string">
            <text:p>Row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Reference</text:p>
          </table:table-cell>
          <table:table-cell table:style-name="ce2" office:value-type="string" calcext:value-type="string">
            <text:p>Package</text:p>
          </table:table-cell>
          <table:table-cell table:style-name="ce8" office:value-type="string" calcext:value-type="string">
            <text:p>Comment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.1W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.1W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8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87</text:p>
          </table:table-cell>
          <table:table-cell/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96</text:p>
          </table:table-cell>
          <table:table-cell office:value-type="string" calcext:value-type="string">
            <text:p>MC0063W060311K96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% 0.0625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2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2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8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5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5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k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k4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k7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7k4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7k4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0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k3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k6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k9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3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9k</text:p>
          </table:table-cell>
          <table:table-cell/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0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9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03M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k3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k7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k7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3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7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k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k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k6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k9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1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1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6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.1M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620" calcext:value-type="float">
            <text:p>62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N732ETTD6800A10</text:p>
          </table:table-cell>
          <table:table-cell/>
          <table:table-cell table:style-name="ce23" office:value-type="percentage" office:value="0.0005" calcext:value-type="percentage">
            <text:p>0.0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K73H2ATTD6800D</text:p>
          </table:table-cell>
          <table:table-cell office:value-type="string" calcext:value-type="string">
            <text:p>0805</text:p>
          </table:table-cell>
          <table:table-cell table:style-name="ce23" office:value-type="percentage" office:value="0.005" calcext:value-type="percentage">
            <text:p>0.5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K73H2ATTD6800D</text:p>
          </table:table-cell>
          <table:table-cell office:value-type="string" calcext:value-type="string">
            <text:p>0805</text:p>
          </table:table-cell>
          <table:table-cell table:style-name="ce23" office:value-type="percentage" office:value="0.005" calcext:value-type="percentage">
            <text:p>0.5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K73H2ATTD6800D</text:p>
          </table:table-cell>
          <table:table-cell office:value-type="string" calcext:value-type="string">
            <text:p>0805</text:p>
          </table:table-cell>
          <table:table-cell table:style-name="ce23" office:value-type="percentage" office:value="0.005" calcext:value-type="percentage">
            <text:p>0.5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k8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49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49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8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k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k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k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5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5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5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M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8k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8k66</text:p>
          </table:table-cell>
          <table:table-cell office:value-type="string" calcext:value-type="string">
            <text:p>MCSR04X8661FTL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% 0.0625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8k66</text:p>
          </table:table-cell>
          <table:table-cell office:value-type="string" calcext:value-type="string">
            <text:p>MCSR04X8661FTL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% 0.0625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9.1" calcext:value-type="float">
            <text:p>9.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910" calcext:value-type="float">
            <text:p>91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k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k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1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1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M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Red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Red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lue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White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llow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llow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Green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AT5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Single schottky diode</text:p>
          </table:table-cell>
          <table:table-cell office:value-type="string" calcext:value-type="string">
            <text:p><text:a xlink:href="../../../../../media/user/Data/Documents/AVR/datasheets_docs/data/BAT54_schottky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AT5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Single schottky diode</text:p>
          </table:table-cell>
          <table:table-cell office:value-type="string" calcext:value-type="string">
            <text:p><text:a xlink:href="../../../../../media/user/Data/Documents/AVR/datasheets_docs/data/BAT54_schottky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ual red/blue 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ual red/blue 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ual red/blue 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2N7002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ch MOS 60V 300mA</text:p>
          </table:table-cell>
          <table:table-cell office:value-type="string" calcext:value-type="string">
            <text:p><text:a xlink:href="../../../../../media/user/Data/Documents/AVR/datasheets_docs/data/2N7002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2N7002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ch MOS 60V 300mA</text:p>
          </table:table-cell>
          <table:table-cell office:value-type="string" calcext:value-type="string">
            <text:p><text:a xlink:href="../../../../../media/user/Data/Documents/AVR/datasheets_docs/data/2N7002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BSS123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ch MOS 100V 170m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2222ALT1G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PN BJT 40V 600m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SIR120DP-T1-RE3</text:p>
          </table:table-cell>
          <table:table-cell office:value-type="string" calcext:value-type="string">
            <text:p>PowerPack SO-8</text:p>
          </table:table-cell>
          <table:table-cell office:value-type="string" calcext:value-type="string">
            <text:p>Nch MOS 80V 106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SI7155DP-TI-GE3</text:p>
          </table:table-cell>
          <table:table-cell office:value-type="string" calcext:value-type="string">
            <text:p>PowerPack SO-8</text:p>
          </table:table-cell>
          <table:table-cell office:value-type="string" calcext:value-type="string">
            <text:p>Pch MOS 40V 31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PN BJT 40V 200mA</text:p>
          </table:table-cell>
          <table:table-cell office:value-type="string" calcext:value-type="string">
            <text:p><text:a xlink:href="../../../../../media/user/Data/Documents/AVR/datasheets_docs/data/MMBT3904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PN BJT 40V 200mA</text:p>
          </table:table-cell>
          <table:table-cell office:value-type="string" calcext:value-type="string">
            <text:p><text:a xlink:href="../../../../../media/user/Data/Documents/AVR/datasheets_docs/data/MMBT3904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PN BJT 40V 200mA</text:p>
          </table:table-cell>
          <table:table-cell office:value-type="string" calcext:value-type="string">
            <text:p><text:a xlink:href="../../../../../media/user/Data/Documents/AVR/datasheets_docs/data/MMBT3904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6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PNP BJT 40V 200mA</text:p>
          </table:table-cell>
          <table:table-cell office:value-type="string" calcext:value-type="string">
            <text:p><text:a xlink:href="../../../../../media/user/Data/Documents/AVR/datasheets_docs/data/MMBT3906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6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PNP BJT 40V 200mA</text:p>
          </table:table-cell>
          <table:table-cell office:value-type="string" calcext:value-type="string">
            <text:p><text:a xlink:href="../../../../../media/user/Data/Documents/AVR/datasheets_docs/data/MMBT3906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6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PNP BJT 40V 200mA</text:p>
          </table:table-cell>
          <table:table-cell office:value-type="string" calcext:value-type="string">
            <text:p><text:a xlink:href="../../../../../media/user/Data/Documents/AVR/datasheets_docs/data/MMBT3906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VP3203N8-G</text:p>
          </table:table-cell>
          <table:table-cell office:value-type="string" calcext:value-type="string">
            <text:p>SOT-89</text:p>
          </table:table-cell>
          <table:table-cell office:value-type="string" calcext:value-type="string">
            <text:p>Pch MOS 30V 1.1A</text:p>
          </table:table-cell>
          <table:table-cell office:value-type="string" calcext:value-type="string">
            <text:p><text:a xlink:href="../../../../../media/user/Data/Documents/AVR/datasheets_docs/data/VP3203_pch_mos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VP3203N8-G</text:p>
          </table:table-cell>
          <table:table-cell office:value-type="string" calcext:value-type="string">
            <text:p>SOT-89</text:p>
          </table:table-cell>
          <table:table-cell office:value-type="string" calcext:value-type="string">
            <text:p>Pch MOS 30V 1.1A</text:p>
          </table:table-cell>
          <table:table-cell office:value-type="string" calcext:value-type="string">
            <text:p><text:a xlink:href="../../../../../media/user/Data/Documents/AVR/datasheets_docs/data/VP3203_pch_mos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VP3203N8-G</text:p>
          </table:table-cell>
          <table:table-cell office:value-type="string" calcext:value-type="string">
            <text:p>SOT-89</text:p>
          </table:table-cell>
          <table:table-cell office:value-type="string" calcext:value-type="string">
            <text:p>Pch MOS 30V 1.1A</text:p>
          </table:table-cell>
          <table:table-cell office:value-type="string" calcext:value-type="string">
            <text:p><text:a xlink:href="../../../../../media/user/Data/Documents/AVR/datasheets_docs/data/VP3203_pch_mos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VP3203N8-G</text:p>
          </table:table-cell>
          <table:table-cell office:value-type="string" calcext:value-type="string">
            <text:p>SOT-89</text:p>
          </table:table-cell>
          <table:table-cell office:value-type="string" calcext:value-type="string">
            <text:p>Pch MOS 30V 1.1A</text:p>
          </table:table-cell>
          <table:table-cell office:value-type="string" calcext:value-type="string">
            <text:p><text:a xlink:href="../../../../../media/user/Data/Documents/AVR/datasheets_docs/data/VP3203_pch_mos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AT54CLT3G</text:p>
          </table:table-cell>
          <table:table-cell office:value-type="string" calcext:value-type="string">
            <text:p>SOT-23</text:p>
          </table:table-cell>
          <table:table-cell table:style-name="ce24" office:value-type="string" calcext:value-type="string">
            <text:p>Dual schottky 200mA 30V</text:p>
          </table:table-cell>
          <table:table-cell office:value-type="string" calcext:value-type="string">
            <text:p><text:a xlink:href="../../../../../media/user/Data/Documents/AVR/datasheets_docs/data/BAT54_schottky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AT54CLT3G</text:p>
          </table:table-cell>
          <table:table-cell office:value-type="string" calcext:value-type="string">
            <text:p>SOT-23</text:p>
          </table:table-cell>
          <table:table-cell table:style-name="ce24" office:value-type="string" calcext:value-type="string">
            <text:p>Dual schottky 200mA 30V</text:p>
          </table:table-cell>
          <table:table-cell office:value-type="string" calcext:value-type="string">
            <text:p><text:a xlink:href="../../../../../media/user/Data/Documents/AVR/datasheets_docs/data/BAT54_schottky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AT54CLT3G</text:p>
          </table:table-cell>
          <table:table-cell office:value-type="string" calcext:value-type="string">
            <text:p>SOT-23</text:p>
          </table:table-cell>
          <table:table-cell table:style-name="ce24" office:value-type="string" calcext:value-type="string">
            <text:p>Dual schottky 200mA 30V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AP4232BGM-HF-3TR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Nch MOS 30V 22mO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1N4148</text:p>
          </table:table-cell>
          <table:table-cell office:value-type="string" calcext:value-type="string">
            <text:p>MINIMELF</text:p>
          </table:table-cell>
          <table:table-cell/>
          <table:table-cell office:value-type="string" calcext:value-type="string">
            <text:p><text:a xlink:href="../../../../../media/user/Data/Documents/AVR/datasheets_docs/data/1N4148_signal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1N4148</text:p>
          </table:table-cell>
          <table:table-cell office:value-type="string" calcext:value-type="string">
            <text:p>MINIMELF</text:p>
          </table:table-cell>
          <table:table-cell/>
          <table:table-cell office:value-type="string" calcext:value-type="string">
            <text:p><text:a xlink:href="../../../../../media/user/Data/Documents/AVR/datasheets_docs/data/1N4148_signal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DN1509N8-G</text:p>
          </table:table-cell>
          <table:table-cell office:value-type="string" calcext:value-type="string">
            <text:p><text:s/>SOT-89-3 </text:p>
          </table:table-cell>
          <table:table-cell office:value-type="string" calcext:value-type="string">
            <text:p>Nch Depletion MOS 90V .3A 6Ohm</text:p>
          </table:table-cell>
          <table:table-cell office:value-type="string" calcext:value-type="string">
            <text:p><text:a xlink:href="https://www.mouser.fr/datasheet/2/268/20005403B-768339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TG9944TG-G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Nch MOS 240V 1A 6Ohm</text:p>
          </table:table-cell>
          <table:table-cell office:value-type="string" calcext:value-type="string">
            <text:p><text:a xlink:href="https://ww1.microchip.com/downloads/en/DeviceDoc/TD9944%20B080713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7nH</text:p>
          </table:table-cell>
          <table:table-cell office:value-type="string" calcext:value-type="string">
            <text:p>MCFT000034</text:p>
          </table:table-cell>
          <table:table-cell office:value-type="string" calcext:value-type="string">
            <text:p>04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nH</text:p>
          </table:table-cell>
          <table:table-cell office:value-type="string" calcext:value-type="string">
            <text:p>MCFT000030</text:p>
          </table:table-cell>
          <table:table-cell office:value-type="string" calcext:value-type="string">
            <text:p>04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µH</text:p>
          </table:table-cell>
          <table:table-cell office:value-type="string" calcext:value-type="string">
            <text:p>0805AF-102XJRB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5% 650mA 390mO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90nH</text:p>
          </table:table-cell>
          <table:table-cell office:value-type="string" calcext:value-type="string">
            <text:p>0805CS-391XGEB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5% 290mA 1.5O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AO3401A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Pch MOS 30V 50mohm</text:p>
          </table:table-cell>
          <table:table-cell office:value-type="string" calcext:value-type="string">
            <text:p><text:a xlink:href="../../../../../media/user/Data/Documents/AVR/datasheets_docs/data/AO3401_signal_pch_fet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JA4220-ALB</text:p>
          </table:table-cell>
          <table:table-cell/>
          <table:table-cell office:value-type="string" calcext:value-type="string">
            <text:p>Wideband RF transformer</text:p>
          </table:table-cell>
          <table:table-cell office:value-type="string" calcext:value-type="string">
            <text:p><text:a xlink:href="../../../../../media/user/Data/Documents/AVR/datasheets_docs/data/JA4220_wideband_transformer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B</text:p>
          </table:table-cell>
          <table:table-cell/>
          <table:table-cell office:value-type="string" calcext:value-type="string">
            <text:p>BMB2A1000BN3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1kOhm 200mA 800mO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B</text:p>
          </table:table-cell>
          <table:table-cell/>
          <table:table-cell office:value-type="string" calcext:value-type="string">
            <text:p>BMB2A0060LN2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60Ohm 850mA 50mO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</text:p>
          </table:table-cell>
          <table:table-cell/>
          <table:table-cell office:value-type="string" calcext:value-type="string">
            <text:p>RCW-0C</text:p>
          </table:table-cell>
          <table:table-cell/>
          <table:table-cell office:value-type="string" calcext:value-type="string">
            <text:p>1206 Test poi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</text:p>
          </table:table-cell>
          <table:table-cell/>
          <table:table-cell office:value-type="string" calcext:value-type="string">
            <text:p>RCS-0C</text:p>
          </table:table-cell>
          <table:table-cell/>
          <table:table-cell office:value-type="string" calcext:value-type="string">
            <text:p>1206 Test poi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/>
          <table:table-cell table:style-name="ce20" office:value-type="string" calcext:value-type="string">
            <text:p>Q22FA2380013312</text:p>
          </table:table-cell>
          <table:table-cell/>
          <table:table-cell office:value-type="string" calcext:value-type="string">
            <text:p>16MHz crystal</text:p>
          </table:table-cell>
          <table:table-cell office:value-type="string" calcext:value-type="string">
            <text:p><text:a xlink:href="../../../../../media/user/Data/Documents/AVR/datasheets_docs/data/Q22FA2380013312_16MHz_crystal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/>
          <table:table-cell table:style-name="ce21" office:value-type="string" calcext:value-type="string">
            <text:p>MF-USMF020-2</text:p>
          </table:table-cell>
          <table:table-cell office:value-type="string" calcext:value-type="string">
            <text:p>1210</text:p>
          </table:table-cell>
          <table:table-cell office:value-type="string" calcext:value-type="string">
            <text:p>Polyfuse 0.4A 30V</text:p>
          </table:table-cell>
          <table:table-cell office:value-type="string" calcext:value-type="string">
            <text:p><text:a xlink:href="../../../../../media/user/Data/Documents/AVR/datasheets_docs/data/MF-USMF020-2_polyfuse_200mA_1210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BGM-HF-</text:p>
          </table:table-cell>
          <table:table-cell office:value-type="string" calcext:value-type="string">
            <text:p>CAT16-102J4LF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4 Resistor netwo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CAT16-102J4LF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4 Resistor netwo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AT16-103J4LF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4 Resistor netwo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AT16-103J4LF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4 Resistor netwo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GA5L1X7R1H106K160AC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500 pcs 50V MLCC 1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0204X104K250CT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5V MLCC 1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n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16V MLCC 10%</text:p>
          </table:table-cell>
          <table:table-cell table:number-columns-repeated="1016"/>
        </table:table-row>
        <table:table-row table:style-name="ro1" table:number-rows-repeated="1048379">
          <table:table-cell table:number-columns-repeated="1023"/>
        </table:table-row>
        <table:table-row table:style-name="ro2">
          <table:table-cell table:number-columns-repeated="5"/>
          <table:table-cell table:style-name="Default"/>
          <table:table-cell table:number-columns-repeated="1017"/>
        </table:table-row>
        <table:named-expressions>
          <table:named-range table:name="_xlnm._FilterDatabase" table:base-cell-address="$Classeur.$A$1" table:cell-range-address="$Classeur.$A$1:.$G$145"/>
        </table:named-expressions>
      </table:table>
      <table:table table:name="Tiroclass" table:style-name="ta1" table:print-ranges="Tiroclass.H89:Tiroclass.H89">
        <office:forms form:automatic-focus="false" form:apply-design-mode="false"/>
        <table:table-column table:style-name="co10" table:default-cell-style-name="ce12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2"/>
        <table:table-column table:style-name="co15" table:default-cell-style-name="ce24"/>
        <table:table-column table:style-name="co16" table:default-cell-style-name="ce41"/>
        <table:table-column table:style-name="co9" table:default-cell-style-name="ce42"/>
        <table:table-column table:style-name="co9" table:number-columns-repeated="1016" table:default-cell-style-name="ce41"/>
        <table:table-row table:style-name="ro1">
          <table:table-cell table:style-name="ce15" office:value-type="string" calcext:value-type="string">
            <text:p>Location</text:p>
          </table:table-cell>
          <table:table-cell table:style-name="ce18" office:value-type="string" calcext:value-type="string">
            <text:p>Category</text:p>
          </table:table-cell>
          <table:table-cell table:style-name="ce18" office:value-type="string" calcext:value-type="string">
            <text:p>P/N</text:p>
          </table:table-cell>
          <table:table-cell table:style-name="ce18" office:value-type="string" calcext:value-type="string">
            <text:p>Qty</text:p>
          </table:table-cell>
          <table:table-cell table:style-name="ce15" office:value-type="string" calcext:value-type="string">
            <text:p>Package</text:p>
          </table:table-cell>
          <table:table-cell table:style-name="ce18" office:value-type="string" calcext:value-type="string">
            <text:p>Comment</text:p>
          </table:table-cell>
          <table:table-cell office:value-type="string" calcext:value-type="string">
            <text:p>Marking</text:p>
          </table:table-cell>
          <table:table-cell office:value-type="string" calcext:value-type="string">
            <text:p>Datasheet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060B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P16</text:p>
          </table:table-cell>
          <table:table-cell table:style-name="ce42" office:value-type="string" calcext:value-type="string">
            <text:p>Divider</text:p>
          </table:table-cell>
          <table:table-cell/>
          <table:table-cell office:value-type="string" calcext:value-type="string">
            <text:p><text:a xlink:href="../../../../../media/user/Data/Documents/AVR/datasheets_docs/data/CD4060_binary_counte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040B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P16</text:p>
          </table:table-cell>
          <table:table-cell table:style-name="ce42" office:value-type="string" calcext:value-type="string">
            <text:p>Divider</text:p>
          </table:table-cell>
          <table:table-cell/>
          <table:table-cell office:value-type="string" calcext:value-type="string">
            <text:p><text:a xlink:href="../../../../../media/user/Data/Documents/AVR/datasheets_docs/data/CD4040_binary_counte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543B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P16</text:p>
          </table:table-cell>
          <table:table-cell table:style-name="ce42" office:value-type="string" calcext:value-type="string">
            <text:p>BCD to 7-Segment Latch Decoder Driver</text:p>
          </table:table-cell>
          <table:table-cell/>
          <table:table-cell office:value-type="string" calcext:value-type="string">
            <text:p><text:a xlink:href="../../../../../media/user/Data/Documents/AVR/datasheets_docs/data/CD4543BE_7segment_decode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026B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6</text:p>
          </table:table-cell>
          <table:table-cell table:style-name="ce42" office:value-type="string" calcext:value-type="string">
            <text:p>Decade counter with 7-Segment Decoder</text:p>
          </table:table-cell>
          <table:table-cell/>
          <table:table-cell office:value-type="string" calcext:value-type="string">
            <text:p><text:a xlink:href="../../../../../media/user/Data/Documents/AVR/datasheets_docs/data/CD4026_7segment_decade_counte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T157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16</text:p>
          </table:table-cell>
          <table:table-cell table:style-name="ce42" office:value-type="string" calcext:value-type="string">
            <text:p>Quad 2-input multiplexer</text:p>
          </table:table-cell>
          <table:table-cell/>
          <table:table-cell office:value-type="string" calcext:value-type="string">
            <text:p><text:a xlink:href="../../../../../media/user/Data/Documents/AVR/datasheets_docs/data/74LS157_quad_2mux.pdf" xlink:type="simple">Datasheet</text:a></text:p>
          </table:table-cell>
          <table:table-cell table:number-columns-repeated="1016"/>
        </table:table-row>
        <table:table-row table:style-name="ro2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24W</text:p>
          </table:table-cell>
          <table:table-cell table:style-name="ce42" office:value-type="string" calcext:value-type="string">
            <text:p>16-line to 1-line data selector / multiplexer</text:p>
          </table:table-cell>
          <table:table-cell/>
          <table:table-cell table:style-name="Default"/>
          <table:table-cell table:number-columns-repeated="1016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14</text:p>
          </table:table-cell>
          <table:table-cell table:style-name="ce42" office:value-type="string" calcext:value-type="string">
            <text:p>Quad 2-input NAND gate</text:p>
          </table:table-cell>
          <table:table-cell/>
          <table:table-cell office:value-type="string" calcext:value-type="string">
            <text:p><text:a xlink:href="../../../../../media/user/Data/Documents/AVR/datasheets_docs/data/74LVC1G00_NAND_gate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40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14</text:p>
          </table:table-cell>
          <table:table-cell table:style-name="ce42" office:value-type="string" calcext:value-type="string">
            <text:p>Triple 2-channel analog multiplexer</text:p>
          </table:table-cell>
          <table:table-cell/>
          <table:table-cell office:value-type="string" calcext:value-type="string">
            <text:p><text:a xlink:href="../../../../../media/user/Data/Documents/AVR/datasheets_docs/data/CD4053_analog_mux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14</text:p>
          </table:table-cell>
          <table:table-cell table:style-name="ce42" office:value-type="string" calcext:value-type="string">
            <text:p>Hex inverter</text:p>
          </table:table-cell>
          <table:table-cell/>
          <table:table-cell office:value-type="string" calcext:value-type="string">
            <text:p><text:a xlink:href="../../../../../media/user/Data/Documents/AVR/datasheets_docs/data/74HC04_hex_inverte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Dual J-K Flip-Flop</text:p>
          </table:table-cell>
          <table:table-cell table:number-columns-repeated="1018"/>
        </table:table-row>
        <table:table-row table:style-name="ro3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MC145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16</text:p>
          </table:table-cell>
          <table:table-cell table:style-name="ce43" office:value-type="string" calcext:value-type="string">
            <text:p>Dual Retriggerable/Resettable Monostable Multivibrat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Quad 2−Input AND Gat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P16</text:p>
          </table:table-cell>
          <table:table-cell table:style-name="ce43" office:value-type="string" calcext:value-type="string">
            <text:p>3-to-8 line decoder/demultiplex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Dual D Flip−Flop with Set and Reset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24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P20</text:p>
          </table:table-cell>
          <table:table-cell table:style-name="ce43" office:value-type="string" calcext:value-type="string">
            <text:p>Octal bus transceiver; 3-state</text:p>
          </table:table-cell>
          <table:table-cell table:number-columns-repeated="1018"/>
        </table:table-row>
        <table:table-row table:style-name="ro3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16</text:p>
          </table:table-cell>
          <table:table-cell table:style-name="ce43" office:value-type="string" calcext:value-type="string">
            <text:p>Dual retriggerable monostable multivibrator with reset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16</text:p>
          </table:table-cell>
          <table:table-cell table:style-name="ce43" office:value-type="string" calcext:value-type="string">
            <text:p>Quad D-type flip-flop with reset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Quad 2-input N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Quad 2-input 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5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Octal D-type transparent latch; 3-state</text:p>
          </table:table-cell>
          <table:table-cell table:number-columns-repeated="1018"/>
        </table:table-row>
        <table:table-row table:style-name="ro3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5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Octal D-type flip-flop; positive edge-trigger; 3-stat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6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8-bit magnitude comparat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LS5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Octal buffer ; 3-stat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3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Octal D-type transparent latch; 3-state</text:p>
          </table:table-cell>
          <table:table-cell table:number-columns-repeated="1018"/>
        </table:table-row>
        <table:table-row table:style-name="ro3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2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Octal D-type flip-flop w/reset; positive-edge trigg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8-bit serial-in, parallel-out shift regist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Hex Schmitt−Trigger Invert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Hex inverter with open-drain outputs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Triple 3-input NAND gat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2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16</text:p>
          </table:table-cell>
          <table:table-cell table:style-name="ce43" office:value-type="string" calcext:value-type="string">
            <text:p>4-bit binary full adder with fast carry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16</text:p>
          </table:table-cell>
          <table:table-cell table:style-name="ce43" office:value-type="string" calcext:value-type="string">
            <text:p>Presettable synchronous 4-bit binary count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2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16</text:p>
          </table:table-cell>
          <table:table-cell table:style-name="ce43" office:value-type="string" calcext:value-type="string">
            <text:p>Quad 2-input multiplexer; 3-stat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Hex buffer with open-drain outputs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4-AU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32U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4RC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32U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XMEGA256A3BU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xmega256A3BU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90USB1286-AU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90USB1286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28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1280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9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6490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69PA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169PA_3290pA_6490P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1634R-SU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tiny163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8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tiny24_44_8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8P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328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231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tiny2313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85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tiny25_45_85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ATtiny25_45_85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IC8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ATtiny25_45_85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P8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ATtiny25_45_85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Attiny10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4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4PA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164_324_644_1284_P_P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4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284PA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164_324_644_1284_P_P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4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32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1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DN3765K4-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252-3</text:p>
          </table:table-cell>
          <table:table-cell office:value-type="string" calcext:value-type="string">
            <text:p>Nch Depletion MOS 650V .3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B1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VP2206N3-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O92-3</text:p>
          </table:table-cell>
          <table:table-cell office:value-type="string" calcext:value-type="string">
            <text:p>Pch MOS 60V 640mA</text:p>
          </table:table-cell>
          <table:table-cell/>
          <table:table-cell office:value-type="string" calcext:value-type="string">
            <text:p><text:a xlink:href="../../../../../media/user/Data/Documents/AVR/datasheets_docs/data/VP2206N3-G_60V_PMOS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1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BUK766R060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2PAK</text:p>
          </table:table-cell>
          <table:table-cell office:value-type="string" calcext:value-type="string">
            <text:p>Nch MOS 60V 75A Logic level 4.6mOhm</text:p>
          </table:table-cell>
          <table:table-cell/>
          <table:table-cell office:value-type="string" calcext:value-type="string">
            <text:p><text:a xlink:href="../../../../../media/user/Data/Documents/AVR/datasheets_docs/data/BUK766R0-60E_NMOS_60V_5mOhm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1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TP06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O92-3</text:p>
          </table:table-cell>
          <table:table-cell office:value-type="string" calcext:value-type="string">
            <text:p>Pch MOS 60V 1.5A Logic level 3.5Ohm</text:p>
          </table:table-cell>
          <table:table-cell/>
          <table:table-cell office:value-type="string" calcext:value-type="string">
            <text:p><text:a xlink:href="../../../../../media/user/Data/Documents/AVR/datasheets_docs/data/TP0606_PMOS_60V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1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VN2210N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O92-3</text:p>
          </table:table-cell>
          <table:table-cell office:value-type="string" calcext:value-type="string">
            <text:p>Nch MOS 100V 4.5A Logic level 400mOhm</text:p>
          </table:table-cell>
          <table:table-cell/>
          <table:table-cell office:value-type="string" calcext:value-type="string">
            <text:p><text:a xlink:href="../../../../../media/user/Data/Documents/AVR/datasheets_docs/data/VN2210_nch_mosfet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1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<text:span text:style-name="T1"><text:a xlink:href="../../../../../media/user/Data/Documents/AVR/datasheets_docs/data/VN3205N8-G_Nch_50V_500mOhm.pdf" xlink:type="simple">VN3205N8-G</text:a></text:span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T89</text:p>
          </table:table-cell>
          <table:table-cell office:value-type="string" calcext:value-type="string">
            <text:p>Nch MOS 50V 1.5A Logic level 300mOhm</text:p>
          </table:table-cell>
          <table:table-cell/>
          <table:table-cell office:value-type="string" calcext:value-type="string">
            <text:p><text:a xlink:href="../../../../../media/user/Data/Documents/AVR/datasheets_docs/data/VN3205N8-G_Nch_50V_500mOhm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6F188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40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PIC16F18877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table:style-name="ce41" office:value-type="string" calcext:value-type="string">
            <text:p>PIC18F47K40</text:p>
          </table:table-cell>
          <table:table-cell table:style-name="ce41" office:value-type="float" office:value="3" calcext:value-type="float">
            <text:p>3</text:p>
          </table:table-cell>
          <table:table-cell office:value-type="string" calcext:value-type="string">
            <text:p>DIP40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PIC18F47K40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table:style-name="ce41" office:value-type="string" calcext:value-type="string">
            <text:p>PIC18F4680</text:p>
          </table:table-cell>
          <table:table-cell table:style-name="ce41" office:value-type="float" office:value="2" calcext:value-type="float">
            <text:p>2</text:p>
          </table:table-cell>
          <table:table-cell office:value-type="string" calcext:value-type="string">
            <text:p>DIP40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PIC18F4680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HJ128G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28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PIC24HJ128G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64GA</text:p>
          </table:table-cell>
          <table:table-cell table:style-name="ce41" office:value-type="float" office:value="3" calcext:value-type="float">
            <text:p>3</text:p>
          </table:table-cell>
          <table:table-cell table:style-name="ce14" office:value-type="string" calcext:value-type="string">
            <text:p>SSOP28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PIC24FJ64GA002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256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SSOP2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04KA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6F9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2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LM3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Dual opamp</text:p>
          </table:table-cell>
          <table:table-cell/>
          <table:table-cell office:value-type="string" calcext:value-type="string">
            <text:p><text:a xlink:href="../../../../../media/user/Data/Documents/AVR/datasheets_docs/data/LM358N_dual_op-am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Quad µP comp OD 5V</text:p>
          </table:table-cell>
          <table:table-cell/>
          <table:table-cell office:value-type="string" calcext:value-type="string">
            <text:p><text:a xlink:href="../../../../../media/user/Data/Documents/AVR/datasheets_docs/data/MCP6549_QUad_comparator_OD_u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Dual µP comp PP 5V</text:p>
          </table:table-cell>
          <table:table-cell/>
          <table:table-cell office:value-type="string" calcext:value-type="string">
            <text:p><text:a xlink:href="../../../../../media/user/Data/Documents/AVR/datasheets_docs/data/MCP6542_dual_comparato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2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Dual opamp RRIO 10MHz 5V</text:p>
          </table:table-cell>
          <table:table-cell/>
          <table:table-cell office:value-type="string" calcext:value-type="string">
            <text:p><text:a xlink:href="../../../../../media/user/Data/Documents/AVR/datasheets_docs/data/MCP6292_dual_10MHz_opam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Quad opamp 10MHz 5V</text:p>
          </table:table-cell>
          <table:table-cell/>
          <table:table-cell office:value-type="string" calcext:value-type="string">
            <text:p><text:a xlink:href="../../../../../media/user/Data/Documents/AVR/datasheets_docs/data/MC6024_QUad_RRIO_10MHz_opam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Quad µP comp PP 5V</text:p>
          </table:table-cell>
          <table:table-cell/>
          <table:table-cell office:value-type="string" calcext:value-type="string">
            <text:p><text:a xlink:href="../../../../../media/user/Data/Documents/AVR/datasheets_docs/data/MCP6542_dual_comparato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Dual µP comp OD 5V</text:p>
          </table:table-cell>
          <table:table-cell/>
          <table:table-cell office:value-type="string" calcext:value-type="string">
            <text:p><text:a xlink:href="../../../../../media/user/Data/Documents/AVR/datasheets_docs/data/MCP6549_QUad_comparator_OD_u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E2</text:p>
          </table:table-cell>
          <table:table-cell office:value-type="string" calcext:value-type="string">
            <text:p>PGA</text:p>
          </table:table-cell>
          <table:table-cell office:value-type="string" calcext:value-type="string">
            <text:p>MCP6S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2ch 8 gain 1-32 SPI</text:p>
          </table:table-cell>
          <table:table-cell/>
          <table:table-cell office:value-type="string" calcext:value-type="string">
            <text:p><text:a xlink:href="../../../../../media/user/Data/Documents/AVR/datasheets_docs/data/MCP6S22_RRIO_low_gain_PG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N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0drift intr. Amp 5V </text:p>
          </table:table-cell>
          <table:table-cell/>
          <table:table-cell office:value-type="string" calcext:value-type="string">
            <text:p><text:a xlink:href="../../../../../media/user/Data/Documents/AVR/datasheets_docs/data/MCP6N16_diff_am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IC62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single 36V OD</text:p>
          </table:table-cell>
          <table:table-cell/>
          <table:table-cell office:value-type="string" calcext:value-type="string">
            <text:p><text:a xlink:href="../../../../../media/user/Data/Documents/AVR/datasheets_docs/data/MIC6270_comparato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0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1Mhz RRIO 5V</text:p>
          </table:table-cell>
          <table:table-cell/>
          <table:table-cell office:value-type="string" calcext:value-type="string">
            <text:p><text:a xlink:href="https://ww1.microchip.com/downloads/aemDocuments/documents/OTH/ProductDocuments/DataSheets/22093b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V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Auto0 dual chopper amp</text:p>
          </table:table-cell>
          <table:table-cell/>
          <table:table-cell office:value-type="string" calcext:value-type="string">
            <text:p><text:a xlink:href="../../../../../media/user/Data/Documents/AVR/datasheets_docs/data/MCP6V02_lowP_autoZero_opam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HT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4</text:p>
          </table:table-cell>
          <table:table-cell office:value-type="string" calcext:value-type="string">
            <text:p>Quad 2.7MHz 12V opamp RRO</text:p>
          </table:table-cell>
          <table:table-cell/>
          <table:table-cell office:value-type="string" calcext:value-type="string">
            <text:p><text:a xlink:href="../../../../../media/user/Data/Documents/AVR/datasheets_docs/data/MCP6H74_quad_opam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2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opamp RRIO 10MHz 5V</text:p>
          </table:table-cell>
          <table:table-cell/>
          <table:table-cell office:value-type="string" calcext:value-type="string">
            <text:p><text:a xlink:href="../../../../../media/user/Data/Documents/AVR/datasheets_docs/data/MCP6292_dual_10MHz_opam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N11-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instr. Amp 5V min gain 1</text:p>
          </table:table-cell>
          <table:table-cell/>
          <table:table-cell office:value-type="string" calcext:value-type="string">
            <text:p><text:a xlink:href="../../../../../media/user/Data/Documents/AVR/datasheets_docs/data/MCP6N11_instrumentation_am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H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10MHz RRO 12V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V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Auto0 dual chopper amp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H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4</text:p>
          </table:table-cell>
          <table:table-cell office:value-type="string" calcext:value-type="string">
            <text:p>Quad 1.2MHz 16V RRO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V27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0drift dual 5V 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H0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opamp 16V RRO 1.2MHz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Vref</text:p>
          </table:table-cell>
          <table:table-cell office:value-type="string" calcext:value-type="string">
            <text:p>TL4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O92</text:p>
          </table:table-cell>
          <table:table-cell office:value-type="string" calcext:value-type="string">
            <text:p>Adj shunt vref 2.5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oost</text:p>
          </table:table-cell>
          <table:table-cell office:value-type="string" calcext:value-type="string">
            <text:p>MAX17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4A 20W integrated</text:p>
          </table:table-cell>
          <table:table-cell/>
          <table:table-cell office:value-type="string" calcext:value-type="string">
            <text:p><text:a xlink:href="../MAX1709_4A_step_up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45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3A 200kHz integrated</text:p>
          </table:table-cell>
          <table:table-cell/>
          <table:table-cell office:value-type="string" calcext:value-type="string">
            <text:p><text:a xlink:href="../MAX770_dcdc_step_up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oost</text:p>
          </table:table-cell>
          <table:table-cell office:value-type="string" calcext:value-type="string">
            <text:p>MIC21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2.5A 100kHz integra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NY2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5W offline switcher integra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oost</text:p>
          </table:table-cell>
          <table:table-cell office:value-type="string" calcext:value-type="string">
            <text:p>MAX7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5W ext fet 16.5V 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NY2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5W offline switcher integra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OP221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5W offline switcher integra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LM2674-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.5A integrated 3.3V ou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table:style-name="ce21" office:value-type="string" calcext:value-type="string">
            <text:p>MC44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40kHz offline switcher contro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OP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0W offline switcher integra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NY2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2W offline switcher integrat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RT9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5V/12V Synchronous Buck PWM DC/DC and Linear Power Controll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CL2N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92</text:p>
          </table:table-cell>
          <table:table-cell table:style-name="ce43" office:value-type="string" calcext:value-type="string">
            <text:p>20mA 90V linear Led driver/current source 5V min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CL5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92</text:p>
          </table:table-cell>
          <table:table-cell table:style-name="ce43" office:value-type="string" calcext:value-type="string">
            <text:p>20mA 90V linear Led driver/current source 1/5V min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CL5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92</text:p>
          </table:table-cell>
          <table:table-cell table:style-name="ce43" office:value-type="string" calcext:value-type="string">
            <text:p>25mA 90V linear Led driver/current source 1/5V m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uck</text:p>
          </table:table-cell>
          <table:table-cell table:style-name="ce21" office:value-type="string" calcext:value-type="string">
            <text:p>TSRN 1-24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P3</text:p>
          </table:table-cell>
          <table:table-cell office:value-type="string" calcext:value-type="string">
            <text:p>Traco power 1A 5V out 6-36V in power brick 92%ef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table:style-name="ce21" office:value-type="string" calcext:value-type="string">
            <text:p>HV91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450V smps contro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HV912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L49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IC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MIC3843</text:p>
          </table:table-cell>
          <table:table-cell/>
          <table:table-cell office:value-type="string" calcext:value-type="string">
            <text:p>DIP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MIC3844</text:p>
          </table:table-cell>
          <table:table-cell/>
          <table:table-cell office:value-type="string" calcext:value-type="string">
            <text:p>DIP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MAX256ASA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3W Primary-Side Transformer H-Bridge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TP40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Liion battery charger 1cell 1A linea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49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12bits 2ch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TC7107ACP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3 ½ Digit 7-segment led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TC7106ACP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3 ½ Digit 7-segment lcd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3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13bits 2ch diff 4ch single SA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MCP49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2bits 1ch SPI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DigPot</text:p>
          </table:table-cell>
          <table:table-cell office:value-type="string" calcext:value-type="string">
            <text:p>MCP4662-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10</text:p>
          </table:table-cell>
          <table:table-cell office:value-type="string" calcext:value-type="string">
            <text:p><text:span text:style-name="T1">8bits 2ch</text:span> rheostat 10k I2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4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SOP20</text:p>
          </table:table-cell>
          <table:table-cell office:value-type="string" calcext:value-type="string">
            <text:p>16bits 150ksps ΔΣ 4ch diff 8ch singl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4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OP20</text:p>
          </table:table-cell>
          <table:table-cell office:value-type="string" calcext:value-type="string">
            <text:p>16bits 150ksps ΔΣ 2ch diff 4ch singl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DigPot</text:p>
          </table:table-cell>
          <table:table-cell office:value-type="string" calcext:value-type="string">
            <text:p>MCP4011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7bits 1ch potentiometer Up/Down 5k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MCP48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2bits 2ch internal ref SPI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4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T23-6</text:p>
          </table:table-cell>
          <table:table-cell table:style-name="ce44" office:value-type="string" calcext:value-type="string">
            <text:p>18 bits 1ch diff I2C PG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4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4</text:p>
          </table:table-cell>
          <table:table-cell table:style-name="ce44" office:value-type="string" calcext:value-type="string">
            <text:p>18 bits 4ch diff I2C PG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9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SOP20</text:p>
          </table:table-cell>
          <table:table-cell table:style-name="ce44" office:value-type="string" calcext:value-type="string">
            <text:p>16/24bits 2ch AFE SPI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MCP47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table:style-name="ce44" office:value-type="string" calcext:value-type="string">
            <text:p>12bits 1ch I2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MCP47FEB21A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SSOP8</text:p>
          </table:table-cell>
          <table:table-cell table:style-name="ce44" office:value-type="string" calcext:value-type="string">
            <text:p>12bits 1ch I2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MCP48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12bits 2ch internal ref SPI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9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SOP20</text:p>
          </table:table-cell>
          <table:table-cell table:style-name="ce44" office:value-type="string" calcext:value-type="string">
            <text:p>16/24bits 2ch AFE SPI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AX1110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SOP20</text:p>
          </table:table-cell>
          <table:table-cell office:value-type="string" calcext:value-type="string">
            <text:p>8bits serial 4ch diff 8ch single lowP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ISL59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SOP28</text:p>
          </table:table-cell>
          <table:table-cell office:value-type="string" calcext:value-type="string">
            <text:p>14bits 210Msps parallel current out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LTC14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2bits 1ch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D5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8bits parallel int ref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5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0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Dual D Flip−Flop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256GA7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2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64GA0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2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2F5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256GA7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P2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8F26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128GB2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6F184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2F5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2F6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E2</text:p>
          </table:table-cell>
          <table:table-cell/>
          <table:table-cell office:value-type="string" calcext:value-type="string">
            <text:p>TC94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VtoF FtoV convert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2</text:p>
          </table:table-cell>
          <table:table-cell/>
          <table:table-cell office:value-type="string" calcext:value-type="string">
            <text:p>MAX261BE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4</text:p>
          </table:table-cell>
          <table:table-cell office:value-type="string" calcext:value-type="string">
            <text:p>Universal filter switched ca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SW REG</text:p>
          </table:table-cell>
          <table:table-cell office:value-type="string" calcext:value-type="string">
            <text:p>MIC2171W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3-40Vin 100kHz 2.5A Sw R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SW REG</text:p>
          </table:table-cell>
          <table:table-cell office:value-type="string" calcext:value-type="string">
            <text:p>MIC4576W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4-36Vin 1.23-33Vout 200kHz 3A Bu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SW REG</text:p>
          </table:table-cell>
          <table:table-cell office:value-type="string" calcext:value-type="string">
            <text:p>LM2576W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4-40Vin 1.23-36Vout 52kHz 3A Bu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SW REG</text:p>
          </table:table-cell>
          <table:table-cell office:value-type="string" calcext:value-type="string">
            <text:p>LT1170HV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3-60Vin 5A switching reg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CP1790-5002E-D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23-3</text:p>
          </table:table-cell>
          <table:table-cell office:value-type="string" calcext:value-type="string">
            <text:p>30V/48V→5V LDO 70m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<text:s/>MCP1792-3302H/DB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23-3</text:p>
          </table:table-cell>
          <table:table-cell office:value-type="string" calcext:value-type="string">
            <text:p>55V→3V3 LDO 100m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TC1300R-3.3VU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6V→3.3V LDO with reset and shutdown 30µA 300m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IC5225-5.0YM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16V→5V LDO with shutdown 150m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IC5205-3.0YM5-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16V→3V LDO with shutdown &amp; bypass 150m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IC5205-3.3YM5-T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16V→3.3V LDO with shutdown &amp; bypass 150m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IC5205-5.0YM5-T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16V→5V LDO with shutdown &amp; bypass 150m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IC5209-5.0YS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T223-3</text:p>
          </table:table-cell>
          <table:table-cell office:value-type="string" calcext:value-type="string">
            <text:p>16V→5V LDO 500m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CP1711T-33I/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6V→3.3V LDO with shutdown, low Iq, 150m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CP1810T-33I/T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6V→3.3V LDO, very low Iq, 100m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6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ENC28J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Ethernet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6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ENC28J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OP28</text:p>
          </table:table-cell>
          <table:table-cell office:value-type="string" calcext:value-type="string">
            <text:p>Ethernet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7</text:p>
          </table:table-cell>
          <table:table-cell office:value-type="string" calcext:value-type="string">
            <text:p>IO Expander</text:p>
          </table:table-cell>
          <table:table-cell office:value-type="string" calcext:value-type="string">
            <text:p>MCP23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16ch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7</text:p>
          </table:table-cell>
          <table:table-cell office:value-type="string" calcext:value-type="string">
            <text:p>IO Expander</text:p>
          </table:table-cell>
          <table:table-cell office:value-type="string" calcext:value-type="string">
            <text:p>MCP230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8</text:p>
          </table:table-cell>
          <table:table-cell office:value-type="string" calcext:value-type="string">
            <text:p>8ch I2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7</text:p>
          </table:table-cell>
          <table:table-cell office:value-type="string" calcext:value-type="string">
            <text:p>IO Expander</text:p>
          </table:table-cell>
          <table:table-cell office:value-type="string" calcext:value-type="string">
            <text:p>MCP230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16ch I2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ULN20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Darlington array LS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HV58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20ch 90V serial driver (VFD)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MIC58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8ch 50V serial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HV99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Relay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MIC59P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0</text:p>
          </table:table-cell>
          <table:table-cell office:value-type="string" calcext:value-type="string">
            <text:p>8ch 80V 500mA serial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MIC5801YW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24</text:p>
          </table:table-cell>
          <table:table-cell office:value-type="string" calcext:value-type="string">
            <text:p>8ch 50V 500mA parallel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9</text:p>
          </table:table-cell>
          <table:table-cell/>
          <table:table-cell office:value-type="string" calcext:value-type="string">
            <text:p>PCA8546ATT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OP56</text:p>
          </table:table-cell>
          <table:table-cell table:style-name="ce43" office:value-type="string" calcext:value-type="string">
            <text:p>4 x 44 automotive LCD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9</text:p>
          </table:table-cell>
          <table:table-cell office:value-type="string" calcext:value-type="string">
            <text:p>LED Driver</text:p>
          </table:table-cell>
          <table:table-cell table:style-name="ce20" office:value-type="string" calcext:value-type="string">
            <text:p>MAX6954</text:p>
          </table:table-cell>
          <table:table-cell table:style-name="ce20" office:value-type="float" office:value="2" calcext:value-type="float">
            <text:p>2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128 segments SPI display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9</text:p>
          </table:table-cell>
          <table:table-cell/>
          <table:table-cell office:value-type="string" calcext:value-type="string">
            <text:p>MAX7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8-Digit, Triplexed LCD Decoder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9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IC54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35 output led driver serial stati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HDSP48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20</text:p>
          </table:table-cell>
          <table:table-cell office:value-type="string" calcext:value-type="string">
            <text:p>10-Element Red Bar Graph Array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HLMP-26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4-Element Red Bar Graph Array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MAN648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7Segment display C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SA56-11SRW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7Segment display C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5161A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7Segment display C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F5101AH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7Segment display C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HDSP555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7Segment display C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8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06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CMOS Quad Bilateral Switch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9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28C64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EEPROM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9</text:p>
          </table:table-cell>
          <table:table-cell office:value-type="string" calcext:value-type="string">
            <text:p>Memory</text:p>
          </table:table-cell>
          <table:table-cell table:style-name="ce21" office:value-type="string" calcext:value-type="string">
            <text:p>D431000ACZ-70L</text:p>
          </table:table-cell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DRAM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128GC0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256GB4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8F46Q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8F57Q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10A</text:p>
          </table:table-cell>
          <table:table-cell office:value-type="string" calcext:value-type="string">
            <text:p>DigPot</text:p>
          </table:table-cell>
          <table:table-cell office:value-type="string" calcext:value-type="string">
            <text:p>MCP40D17-103E/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70-6</text:p>
          </table:table-cell>
          <table:table-cell office:value-type="string" calcext:value-type="string">
            <text:p><text:span text:style-name="T1">7bits </text:span>10k I2C 1ch</text:p>
          </table:table-cell>
          <table:table-cell office:value-type="string" calcext:value-type="string">
            <text:p>AKUS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10B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LT6100CMS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OP8</text:p>
          </table:table-cell>
          <table:table-cell table:style-name="ce43" office:value-type="string" calcext:value-type="string">
            <text:p>Gain Selectable High Side Current Sense Amplifier</text:p>
          </table:table-cell>
          <table:table-cell office:value-type="string" calcext:value-type="string">
            <text:p>LTBMV e3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10C</text:p>
          </table:table-cell>
          <table:table-cell/>
          <table:table-cell office:value-type="string" calcext:value-type="string">
            <text:p>LTC2944C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FN8</text:p>
          </table:table-cell>
          <table:table-cell table:style-name="ce43" office:value-type="string" calcext:value-type="string">
            <text:p>60V Battery Gas Gauge </text:p>
          </table:table-cell>
          <table:table-cell office:value-type="string" calcext:value-type="string">
            <text:p>LGCR 8884 013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10D</text:p>
          </table:table-cell>
          <table:table-cell/>
          <table:table-cell office:value-type="string" calcext:value-type="string">
            <text:p>MIC20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Current limiting power distribution switch</text:p>
          </table:table-cell>
          <table:table-cell office:value-type="string" calcext:value-type="string">
            <text:p>FD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10E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CP16311-T-E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30V 1A synchronous buck regulat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10F</text:p>
          </table:table-cell>
          <table:table-cell/>
          <table:table-cell office:value-type="string" calcext:value-type="string">
            <text:p>LTC3092G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23</text:p>
          </table:table-cell>
          <table:table-cell office:value-type="string" calcext:value-type="string">
            <text:p>200mA programmable 2-terminal current sourc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10G</text:p>
          </table:table-cell>
          <table:table-cell/>
          <table:table-cell office:value-type="string" calcext:value-type="string">
            <text:p>MPL311SA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 can</text:p>
          </table:table-cell>
          <table:table-cell table:style-name="ce43" office:value-type="string" calcext:value-type="string">
            <text:p>I2C precision pressure sensor with altimetry</text:p>
          </table:table-cell>
          <table:table-cell office:value-type="string" calcext:value-type="string">
            <text:p>M3PR HR0C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10H</text:p>
          </table:table-cell>
          <table:table-cell/>
          <table:table-cell office:value-type="string" calcext:value-type="string">
            <text:p>MPC75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MFP20</text:p>
          </table:table-cell>
          <table:table-cell table:style-name="ce43" office:value-type="string" calcext:value-type="string">
            <text:p>0.7 A Dual H-Bridge Motor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11</text:p>
          </table:table-cell>
          <table:table-cell/>
          <table:table-cell table:style-name="ce21" office:value-type="string" calcext:value-type="string">
            <text:p>EMC1701-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OP10</text:p>
          </table:table-cell>
          <table:table-cell office:value-type="string" calcext:value-type="string">
            <text:p>I2C power monitor + temp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11A</text:p>
          </table:table-cell>
          <table:table-cell/>
          <table:table-cell office:value-type="string" calcext:value-type="string">
            <text:p>LTC2945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12</text:p>
          </table:table-cell>
          <table:table-cell table:style-name="ce43" office:value-type="string" calcext:value-type="string">
            <text:p>Wide Range I2C Power Monitor 80V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11B</text:p>
          </table:table-cell>
          <table:table-cell/>
          <table:table-cell office:value-type="string" calcext:value-type="string">
            <text:p>LTC2992CMS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16</text:p>
          </table:table-cell>
          <table:table-cell office:value-type="string" calcext:value-type="string">
            <text:p>Dual Wide Range Power Monitor inverted I2C !</text:p>
          </table:table-cell>
          <table:table-cell office:value-type="float" office:value="29921" calcext:value-type="float">
            <text:p>29921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11C</text:p>
          </table:table-cell>
          <table:table-cell/>
          <table:table-cell office:value-type="string" calcext:value-type="string">
            <text:p>LTC2946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16</text:p>
          </table:table-cell>
          <table:table-cell office:value-type="string" calcext:value-type="string">
            <text:p>Wide Range I2C Power, Charge and Energy Monitor</text:p>
          </table:table-cell>
          <table:table-cell office:value-type="float" office:value="2946" calcext:value-type="float">
            <text:p>2946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11D</text:p>
          </table:table-cell>
          <table:table-cell/>
          <table:table-cell office:value-type="string" calcext:value-type="string">
            <text:p>LTC2992CM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SOP16</text:p>
          </table:table-cell>
          <table:table-cell office:value-type="string" calcext:value-type="string">
            <text:p>Dual Wide Range Power Monitor</text:p>
          </table:table-cell>
          <table:table-cell office:value-type="float" office:value="2992" calcext:value-type="float">
            <text:p>2992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11E</text:p>
          </table:table-cell>
          <table:table-cell/>
          <table:table-cell office:value-type="string" calcext:value-type="string">
            <text:p>MCP130T-300I/T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Reset controller</text:p>
          </table:table-cell>
          <table:table-cell office:value-type="string" calcext:value-type="string">
            <text:p>PKSY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1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N16-001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0drift instr. Amp Gmin=100</text:p>
          </table:table-cell>
          <table:table-cell office:value-type="string" calcext:value-type="string">
            <text:p>DADV</text:p>
          </table:table-cell>
          <table:table-cell office:value-type="string" calcext:value-type="string">
            <text:p><text:a xlink:href="https://ww1.microchip.com/downloads/aemDocuments/documents/OTH/ProductDocuments/DataSheets/20005318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G1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N16-100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0drift instr. Amp Gmin=100</text:p>
          </table:table-cell>
          <table:table-cell office:value-type="string" calcext:value-type="string">
            <text:p>DADX</text:p>
          </table:table-cell>
          <table:table-cell office:value-type="string" calcext:value-type="string">
            <text:p><text:a xlink:href="https://ww1.microchip.com/downloads/aemDocuments/documents/OTH/ProductDocuments/DataSheets/20005318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office:value-type="string" calcext:value-type="string">
            <text:p>ADUM1412ARW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16</text:p>
          </table:table-cell>
          <table:table-cell table:style-name="ce43" office:value-type="string" calcext:value-type="string">
            <text:p>Quad-Channel Digital Isolat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office:value-type="string" calcext:value-type="string">
            <text:p>ADUM6424ABRNZ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28</text:p>
          </table:table-cell>
          <table:table-cell table:style-name="ce43" office:value-type="string" calcext:value-type="string">
            <text:p>4ch Isolators with Integrated DC-to-DC Convert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2</text:p>
          </table:table-cell>
          <table:table-cell table:style-name="ce41" office:value-type="string" calcext:value-type="string">
            <text:p>Isolator</text:p>
          </table:table-cell>
          <table:table-cell office:value-type="string" calcext:value-type="string">
            <text:p>SI8621BT-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1-1 150Mbps 5kV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office:value-type="string" calcext:value-type="string">
            <text:p>SI8642BA-B-I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SOP-16</text:p>
          </table:table-cell>
          <table:table-cell office:value-type="string" calcext:value-type="string">
            <text:p>4ch 1kV 150Mbps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office:value-type="string" calcext:value-type="string">
            <text:p>ADUM1250AR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I2C isolat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office:value-type="string" calcext:value-type="string">
            <text:p>ADUM5000ARZ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Isolated DC-DC</text:p>
          </table:table-cell>
          <table:table-cell table:number-columns-repeated="1018"/>
        </table:table-row>
        <table:table-row table:style-name="ro2" table:visibility="filter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table:style-name="Default" office:value-type="string" calcext:value-type="string">
            <text:p>ADUM3160BRW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USB isolat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CP2221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14</text:p>
          </table:table-cell>
          <table:table-cell table:style-name="ce43" office:value-type="string" calcext:value-type="string">
            <text:p>USB 2.0 to I2C/UART bridge with GPIO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USB2514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FN36</text:p>
          </table:table-cell>
          <table:table-cell office:value-type="string" calcext:value-type="string">
            <text:p>Usb hub qua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CP22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20</text:p>
          </table:table-cell>
          <table:table-cell office:value-type="string" calcext:value-type="string">
            <text:p>USB SPI bridg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CP2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20</text:p>
          </table:table-cell>
          <table:table-cell office:value-type="string" calcext:value-type="string">
            <text:p>USB serial bridg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CP2221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USB 2.0 to I2C/UART bridge with GPIO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IC2026-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USB power switch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IC2026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USB power switch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AD8307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8</text:p>
          </table:table-cell>
          <table:table-cell table:style-name="ce43" office:value-type="string" calcext:value-type="string">
            <text:p>DC to 500 MHz, 92 dB Logarithmic Amplifi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4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LTC6915L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SOP16</text:p>
          </table:table-cell>
          <table:table-cell office:value-type="string" calcext:value-type="string">
            <text:p>0drift precision intr. Amp with PGA 14gains 0-4096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LTC1992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Fully Differential Input/Output Amplifier/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LTC1968CMS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table:style-name="ce43" office:value-type="string" calcext:value-type="string">
            <text:p>Precision Wide Bandwidth RMS-to-DC Converter</text:p>
          </table:table-cell>
          <table:table-cell office:value-type="string" calcext:value-type="string">
            <text:p>LTAFG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LTC1966CMS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Precision Micropower∆∑ RMS-to-DC Converter</text:p>
          </table:table-cell>
          <table:table-cell office:value-type="string" calcext:value-type="string">
            <text:p>LTTG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5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LM239AD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14</text:p>
          </table:table-cell>
          <table:table-cell office:value-type="string" calcext:value-type="string">
            <text:p>Quad comparators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5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R41T-1202E/CH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Single Push/Pull 3µA Comparator with 1.21V Vref </text:p>
          </table:table-cell>
          <table:table-cell office:value-type="string" calcext:value-type="string">
            <text:p>HVUB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5A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R41T-2402E/CH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Single Push/Pull 3µA Comparator with 2.4V Vref </text:p>
          </table:table-cell>
          <table:table-cell office:value-type="string" calcext:value-type="string">
            <text:p>HWNN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5B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IC841LYC5-T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-70-5</text:p>
          </table:table-cell>
          <table:table-cell office:value-type="string" calcext:value-type="string">
            <text:p>Single Push/Pull 1.5µA Comparator 1.24V Vref Hysteresis</text:p>
          </table:table-cell>
          <table:table-cell office:value-type="string" calcext:value-type="string">
            <text:p>B14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5C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IC6270YM5-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Single OD 2-36V Comparator 300µA 5mV offset</text:p>
          </table:table-cell>
          <table:table-cell office:value-type="string" calcext:value-type="string">
            <text:p>B10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5D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IC842LYC5-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-70-5</text:p>
          </table:table-cell>
          <table:table-cell office:value-type="string" calcext:value-type="string">
            <text:p>Single Push/Pull 1.5µA Comparator 1.24V Vref</text:p>
          </table:table-cell>
          <table:table-cell office:value-type="string" calcext:value-type="string">
            <text:p>B17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5E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IC842HYC5-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-70-5</text:p>
          </table:table-cell>
          <table:table-cell office:value-type="string" calcext:value-type="string">
            <text:p>Single Push/Pull 1.5µA Comparator 1.24V Vref</text:p>
          </table:table-cell>
          <table:table-cell office:value-type="string" calcext:value-type="string">
            <text:p>B18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5F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LTC1541CS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µP opamp, comparator with Vref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8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QFP32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8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FN32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28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32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QFP32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32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4R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QFP4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284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4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90USB1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QFP32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QFP100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69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21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20</text:p>
          </table:table-cell>
          <table:table-cell table:style-name="ce43" office:value-type="string" calcext:value-type="string">
            <text:p>2.5A Synchronous Buck Regul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285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QFN32</text:p>
          </table:table-cell>
          <table:table-cell table:style-name="ce43" office:value-type="string" calcext:value-type="string">
            <text:p>70V/8A Synchronous Buck Regul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2177-5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20</text:p>
          </table:table-cell>
          <table:table-cell table:style-name="ce43" office:value-type="string" calcext:value-type="string">
            <text:p>2.5A 5Vout Synchronous Buck Regul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21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<text:s/>65V <text:s/>1.25A Bu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CP16301T-E/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4-30Vin 2-15Vout 600mA bu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CP16301HT-E/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4.7-36Vin 2-15Vout 600mA buck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8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LM4040CYM3-5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Shunt Voltage Reference 5V±0.5%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8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LM4040CYM3-4.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Shunt Voltage Reference 4.1V±0.5%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8A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LT1019A5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.05% 3ppm/°C</text:p>
          </table:table-cell>
          <table:table-cell office:value-type="string" calcext:value-type="string">
            <text:p>1019A5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8B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LT1019-2.5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.05% 3ppm/°C</text:p>
          </table:table-cell>
          <table:table-cell office:value-type="string" calcext:value-type="string">
            <text:p>019A25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8C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MX584KC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10V 7.5V 5V 2.5V pin programmmable referenc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9</text:p>
          </table:table-cell>
          <table:table-cell/>
          <table:table-cell office:value-type="string" calcext:value-type="string">
            <text:p>GTL2003P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OP20</text:p>
          </table:table-cell>
          <table:table-cell table:style-name="ce43" office:value-type="string" calcext:value-type="string">
            <text:p>8-bit bidirectional low voltage translator</text:p>
          </table:table-cell>
          <table:table-cell table:number-columns-repeated="1018"/>
        </table:table-row>
        <table:table-row table:style-name="ro3" table:visibility="filter">
          <table:table-cell office:value-type="string" calcext:value-type="string">
            <text:p>G9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74PW-Q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SOP14</text:p>
          </table:table-cell>
          <table:table-cell table:style-name="ce43" office:value-type="string" calcext:value-type="string">
            <text:p>Dual D-type flip-flop w/s/reset; positive edge-trigg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9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AHCT1G08GV,1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Single AND gate</text:p>
          </table:table-cell>
          <table:table-cell office:value-type="string" calcext:value-type="string">
            <text:p>H08</text:p>
          </table:table-cell>
          <table:table-cell table:number-columns-repeated="1017"/>
        </table:table-row>
        <table:table-row table:style-name="ro2" table:visibility="filter">
          <table:table-cell office:value-type="string" calcext:value-type="string">
            <text:p>H1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CPT112S-A02-G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SOP-24</text:p>
          </table:table-cell>
          <table:table-cell office:value-type="string" calcext:value-type="string">
            <text:p>12ch capacitive touch sensor I2C</text:p>
          </table:table-cell>
          <table:table-cell table:style-name="Default"/>
          <table:table-cell table:number-columns-repeated="1017"/>
        </table:table-row>
        <table:table-row table:style-name="ro1" table:visibility="filter">
          <table:table-cell office:value-type="string" calcext:value-type="string">
            <text:p>H1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MCP98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I2C temperature sensor 0.25°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1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MCP96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FN20</text:p>
          </table:table-cell>
          <table:table-cell office:value-type="string" calcext:value-type="string">
            <text:p>I2C thermocouple sensor with CJ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1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MCP98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I2C temperature sensor 0.5°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1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TTP2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1ch Capacitive touch sens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90USB6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90USB12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2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QFP100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4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QFP4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C3A0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QFP14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C3B05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11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XMEGA256A3B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11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XMEGA256A3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11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XMEGA128A4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4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2A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IC2289-24B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boost white led driver -24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2A</text:p>
          </table:table-cell>
          <table:table-cell office:value-type="string" calcext:value-type="string">
            <text:p>LED Driver</text:p>
          </table:table-cell>
          <table:table-cell table:style-name="ce21" office:value-type="string" calcext:value-type="string">
            <text:p>MIC2289-34BM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boost white led driver c-34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2B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IC32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42V buck led controller ext fet HS shunt</text:p>
          </table:table-cell>
          <table:table-cell/>
          <table:table-cell office:value-type="string" calcext:value-type="string">
            <text:p><text:a xlink:href="https://ww1.microchip.com/downloads/en/DeviceDoc/mic3203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2C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IC3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20V buck led regulator int. fet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2D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HV99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HV led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2E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HV9910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HV led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2E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HV98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HV led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2G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IC32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OP16</text:p>
          </table:table-cell>
          <table:table-cell office:value-type="string" calcext:value-type="string">
            <text:p>Boost led driver 6-45V 70W ext fet</text:p>
          </table:table-cell>
          <table:table-cell/>
          <table:table-cell office:value-type="string" calcext:value-type="string">
            <text:p><text:a xlink:href="https://ww1.microchip.com/downloads/en/DeviceDoc/mic3230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3</text:p>
          </table:table-cell>
          <table:table-cell office:value-type="string" calcext:value-type="string">
            <text:p>Oscillator</text:p>
          </table:table-cell>
          <table:table-cell office:value-type="string" calcext:value-type="string">
            <text:p>MIC1555YM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18V “555” oscillator</text:p>
          </table:table-cell>
          <table:table-cell/>
          <table:table-cell office:value-type="string" calcext:value-type="string">
            <text:p><text:a xlink:href="https://ww1.microchip.com/downloads/en/DeviceDoc/DN3765%20A070113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3A</text:p>
          </table:table-cell>
          <table:table-cell office:value-type="string" calcext:value-type="string">
            <text:p>Oscillator</text:p>
          </table:table-cell>
          <table:table-cell office:value-type="string" calcext:value-type="string">
            <text:p>LTC6905CS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5</text:p>
          </table:table-cell>
          <table:table-cell table:style-name="ce43" office:value-type="string" calcext:value-type="string">
            <text:p>17MHz to 170MHz Resistor Set Oscillator</text:p>
          </table:table-cell>
          <table:table-cell office:value-type="string" calcext:value-type="string">
            <text:p>LTBJC</text:p>
          </table:table-cell>
          <table:table-cell office:value-type="string" calcext:value-type="string">
            <text:p><text:a xlink:href="https://ww1.microchip.com/downloads/en/DeviceDoc/VP2206%20E082313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3B</text:p>
          </table:table-cell>
          <table:table-cell office:value-type="string" calcext:value-type="string">
            <text:p>Oscillator</text:p>
          </table:table-cell>
          <table:table-cell office:value-type="string" calcext:value-type="string">
            <text:p>MX575ABB-200.00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VDS 0/E pin 1 AHE oscillator</text:p>
          </table:table-cell>
          <table:table-cell/>
          <table:table-cell office:value-type="string" calcext:value-type="string">
            <text:p><text:a xlink:href="https://assets.nexperia.com/documents/data-sheet/BUK766R0-60E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3C</text:p>
          </table:table-cell>
          <table:table-cell office:value-type="string" calcext:value-type="string">
            <text:p>Oscillator</text:p>
          </table:table-cell>
          <table:table-cell office:value-type="string" calcext:value-type="string">
            <text:p>LTC6905CS5-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5</text:p>
          </table:table-cell>
          <table:table-cell table:style-name="ce43" office:value-type="string" calcext:value-type="string">
            <text:p>80-40-20MHz oscillator</text:p>
          </table:table-cell>
          <table:table-cell table:style-name="ce21" office:value-type="string" calcext:value-type="string">
            <text:p>LTBPH</text:p>
          </table:table-cell>
          <table:table-cell office:value-type="string" calcext:value-type="string">
            <text:p><text:a xlink:href="https://media.digikey.com/pdf/Data%20Sheets/Microchip%20PDFs/TP0606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4A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LVC1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T23-5</text:p>
          </table:table-cell>
          <table:table-cell table:style-name="ce43" office:value-type="string" calcext:value-type="string">
            <text:p>Single Buffer/Driver With Open-Drain Output</text:p>
          </table:table-cell>
          <table:table-cell/>
          <table:table-cell office:value-type="string" calcext:value-type="string">
            <text:p><text:a xlink:href="https://ww1.microchip.com/downloads/en/DeviceDoc/20005559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4B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V51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0drift 2MHz Amp 45V </text:p>
          </table:table-cell>
          <table:table-cell/>
          <table:table-cell office:value-type="string" calcext:value-type="string">
            <text:p><text:a xlink:href="https://ww1.microchip.com/downloads/en/DeviceDoc/mic2171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4C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LT1013DS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precision opamp</text:p>
          </table:table-cell>
          <table:table-cell/>
          <table:table-cell office:value-type="string" calcext:value-type="string">
            <text:p><text:a xlink:href="https://ww1.microchip.com/downloads/en/DeviceDoc/20006158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4D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LT1014DS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Quad precision opamp</text:p>
          </table:table-cell>
          <table:table-cell/>
          <table:table-cell office:value-type="string" calcext:value-type="string">
            <text:p><text:a xlink:href="http://ww1.microchip.com/downloads/en/DeviceDoc/lm2576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4E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MCP73831T-2ACI/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Liion battery charger 1cell 500mA linear</text:p>
          </table:table-cell>
          <table:table-cell office:value-type="string" calcext:value-type="string">
            <text:p>KDYK</text:p>
          </table:table-cell>
          <table:table-cell office:value-type="string" calcext:value-type="string">
            <text:p><text:a xlink:href="https://www.mouser.fr/datasheet/2/678/av02-1798en_ds_hdsp-4830_2015-10-09-1827619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4F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MCP73831T-2ADI/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Liion battery charger 1cell 500mA linear</text:p>
          </table:table-cell>
          <table:table-cell office:value-type="string" calcext:value-type="string">
            <text:p>K4EU</text:p>
          </table:table-cell>
          <table:table-cell office:value-type="string" calcext:value-type="string">
            <text:p><text:a xlink:href="https://www.mouser.fr/datasheet/2/678/av02-4479en_ds_hlcp-a100_2015-05-28-1828175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4H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SI7217-B-01-I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Hall effect sensor analog 20mT 5V with disable</text:p>
          </table:table-cell>
          <table:table-cell office:value-type="string" calcext:value-type="string">
            <text:p>BP80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H4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SI7211-B-00-I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92</text:p>
          </table:table-cell>
          <table:table-cell office:value-type="string" calcext:value-type="string">
            <text:p>Hall effect sensor analog 20mT 5V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4G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SI7211-B-00-I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Hall effect sensor analog 20mT 5V</text:p>
          </table:table-cell>
          <table:table-cell table:number-columns-repeated="1018"/>
        </table:table-row>
        <table:table-row table:style-name="ro1" table:visibility="filter">
          <table:table-cell/>
          <table:table-cell office:value-type="string" calcext:value-type="string">
            <text:p>Sensor</text:p>
          </table:table-cell>
          <table:table-cell office:value-type="string" calcext:value-type="string">
            <text:p>A3144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O92</text:p>
          </table:table-cell>
          <table:table-cell office:value-type="string" calcext:value-type="string">
            <text:p>Hall effect sensor digital 4.5-24V OC 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6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MCP6C04T-020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T23-6</text:p>
          </table:table-cell>
          <table:table-cell table:style-name="ce43" office:value-type="string" calcext:value-type="string">
            <text:p>Zero-Drift, High-Side Current Sense Amplifier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H6A</text:p>
          </table:table-cell>
          <table:table-cell table:style-name="ce41" office:value-type="string" calcext:value-type="string">
            <text:p>CSA</text:p>
          </table:table-cell>
          <table:table-cell office:value-type="string" calcext:value-type="string">
            <text:p>LT1999CS8-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2MHz 80V Bidirectional CSA 10V/V</text:p>
          </table:table-cell>
          <table:table-cell office:value-type="float" office:value="199910" calcext:value-type="float">
            <text:p>199910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H6B</text:p>
          </table:table-cell>
          <table:table-cell table:style-name="ce41" office:value-type="string" calcext:value-type="string">
            <text:p>CSA</text:p>
          </table:table-cell>
          <table:table-cell office:value-type="string" calcext:value-type="string">
            <text:p>LT1999CS8-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2MHz 80V Bidirectional CSA 20V/V</text:p>
          </table:table-cell>
          <table:table-cell office:value-type="float" office:value="199920" calcext:value-type="float">
            <text:p>199920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H6C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MCP6C02T-020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table:style-name="ce43" office:value-type="string" calcext:value-type="string">
            <text:p>Zero-Drift, High-Side Current Sense Amplifier</text:p>
          </table:table-cell>
          <table:table-cell office:value-type="string" calcext:value-type="string">
            <text:p>22PJ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H6D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MCP6C02T-050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table:style-name="ce43" office:value-type="string" calcext:value-type="string">
            <text:p>Zero-Drift, High-Side Current Sense Amplifier</text:p>
          </table:table-cell>
          <table:table-cell office:value-type="string" calcext:value-type="string">
            <text:p>25PK</text:p>
          </table:table-cell>
          <table:table-cell office:value-type="string" calcext:value-type="string">
            <text:p><text:a xlink:href="https://www.analog.com/media/en/technical-documentation/data-sheets/15412fd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6E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LTC6101ACS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5</text:p>
          </table:table-cell>
          <table:table-cell table:style-name="ce43" office:value-type="string" calcext:value-type="string">
            <text:p>High-Side Current Sense Amplifier 60V</text:p>
          </table:table-cell>
          <table:table-cell office:value-type="string" calcext:value-type="string">
            <text:p>LTBN0</text:p>
          </table:table-cell>
          <table:table-cell office:value-type="string" calcext:value-type="string">
            <text:p><text:a xlink:href="https://www.analog.com/media/en/technical-documentation/data-sheets/LT1013-LT101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6F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MCP6C04T-100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table:style-name="ce43" office:value-type="string" calcext:value-type="string">
            <text:p>Zero-Drift, High-Side Current Sense Amplifi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a xlink:href="https://www.analog.com/media/en/technical-documentation/data-sheets/LT1013-LT101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MAX388ESE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6</text:p>
          </table:table-cell>
          <table:table-cell table:style-name="ce43" office:value-type="string" calcext:value-type="string">
            <text:p>8-Channel CMOS Analog Multiplexers</text:p>
          </table:table-cell>
          <table:table-cell/>
          <table:table-cell office:value-type="string" calcext:value-type="string">
            <text:p><text:a xlink:href="https://www.analog.com/media/en/technical-documentation/data-sheets/117012fi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DG1209E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OP16</text:p>
          </table:table-cell>
          <table:table-cell office:value-type="string" calcext:value-type="string">
            <text:p>Low-Leakage Dual 4-Channel Analog Multiplex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MAX398CPE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6</text:p>
          </table:table-cell>
          <table:table-cell table:style-name="ce43" office:value-type="string" calcext:value-type="string">
            <text:p>8-Channel CMOS Analog Multiplexers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MAX3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20</text:p>
          </table:table-cell>
          <table:table-cell office:value-type="string" calcext:value-type="string">
            <text:p>16ch mux</text:p>
          </table:table-cell>
          <table:table-cell/>
          <table:table-cell office:value-type="string" calcext:value-type="string">
            <text:p><text:a xlink:href="https://eu.mouser.com/datasheet/2/268/supertex_vn3205-1181391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ADG333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20</text:p>
          </table:table-cell>
          <table:table-cell office:value-type="string" calcext:value-type="string">
            <text:p>Quad SPDT mux</text:p>
          </table:table-cell>
          <table:table-cell/>
          <table:table-cell office:value-type="string" calcext:value-type="string">
            <text:p><text:a xlink:href="https://ww1.microchip.com/downloads/en/DeviceDoc/mic59p60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DG4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4ch mux</text:p>
          </table:table-cell>
          <table:table-cell/>
          <table:table-cell office:value-type="string" calcext:value-type="string">
            <text:p><text:a xlink:href="https://ww1.microchip.com/downloads/en/DeviceDoc/MIC5800-1-4-8-Bit-Parallel-Input-Latched-Drivers-DS20006184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Charge Pump</text:p>
          </table:table-cell>
          <table:table-cell office:value-type="string" calcext:value-type="string">
            <text:p>MAX889RESA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200mA inverting charge pump</text:p>
          </table:table-cell>
          <table:table-cell/>
          <table:table-cell office:value-type="string" calcext:value-type="string">
            <text:p><text:a xlink:href="https://www.ti.com/lit/ds/symlink/cd4066b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Charge Pump</text:p>
          </table:table-cell>
          <table:table-cell office:value-type="string" calcext:value-type="string">
            <text:p>TC962CP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80mA 18V charge pump inverting doubling</text:p>
          </table:table-cell>
          <table:table-cell/>
          <table:table-cell office:value-type="string" calcext:value-type="string">
            <text:p><text:a xlink:href="https://ww1.microchip.com/downloads/en/DeviceDoc/22075b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Charge Pump</text:p>
          </table:table-cell>
          <table:table-cell office:value-type="string" calcext:value-type="string">
            <text:p>TC7662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40mA 18V charge pump inverting doubling</text:p>
          </table:table-cell>
          <table:table-cell/>
          <table:table-cell office:value-type="string" calcext:value-type="string">
            <text:p><text:a xlink:href="https://ww1.microchip.com/downloads/en/DeviceDoc/22075b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SI8752AB-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Isolated fet driver</text:p>
          </table:table-cell>
          <table:table-cell/>
          <table:table-cell office:value-type="string" calcext:value-type="string">
            <text:p><text:a xlink:href="https://ww1.microchip.com/downloads/en/DeviceDoc/21385D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MIC94090YC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70-6</text:p>
          </table:table-cell>
          <table:table-cell office:value-type="string" calcext:value-type="string">
            <text:p>High side load switch</text:p>
          </table:table-cell>
          <table:table-cell/>
          <table:table-cell office:value-type="string" calcext:value-type="string">
            <text:p><text:a xlink:href="https://ww1.microchip.com/downloads/en/DeviceDoc/mic5225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MCP146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synchronous H bridge gate driver</text:p>
          </table:table-cell>
          <table:table-cell/>
          <table:table-cell office:value-type="string" calcext:value-type="string">
            <text:p><text:a xlink:href="https://www.mouser.fr/datasheet/2/268/MIC5205_150mA_Low_Noise_LDO_Regulator_DS20005785C-293320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TC44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30V 1.5A gate driver</text:p>
          </table:table-cell>
          <table:table-cell/>
          <table:table-cell office:value-type="string" calcext:value-type="string">
            <text:p><text:a xlink:href="https://www.mouser.fr/datasheet/2/268/MIC5205_150mA_Low_Noise_LDO_Regulator_DS20005785C-293320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TC44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30V 1.5A gate driver inverting</text:p>
          </table:table-cell>
          <table:table-cell/>
          <table:table-cell office:value-type="string" calcext:value-type="string">
            <text:p><text:a xlink:href="https://www.mouser.fr/datasheet/2/268/MIC5205_150mA_Low_Noise_LDO_Regulator_DS20005785C-293320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table:style-name="ce12" office:value-type="string" calcext:value-type="string">
            <text:p>MIC41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100V 3A/2A half-bridge gate driver 16V TTL</text:p>
          </table:table-cell>
          <table:table-cell/>
          <table:table-cell office:value-type="string" calcext:value-type="string">
            <text:p><text:a xlink:href="https://ww1.microchip.com/downloads/aemDocuments/documents/APID/ProductDocuments/DataSheets/MIC5209-500mA-Low-Noise-LDO-Regulator-DS20005720B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table:style-name="ce12" office:value-type="string" calcext:value-type="string">
            <text:p>MIC41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100V 3A/2A half-bridge gate driver 16V CMOS</text:p>
          </table:table-cell>
          <table:table-cell/>
          <table:table-cell office:value-type="string" calcext:value-type="string">
            <text:p><text:a xlink:href="https://ww1.microchip.com/downloads/en/DeviceDoc/20005415D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MIC5011Y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Hs/Lsgate driver 30V</text:p>
          </table:table-cell>
          <table:table-cell/>
          <table:table-cell office:value-type="string" calcext:value-type="string">
            <text:p><text:a xlink:href="https://www.mouser.fr/datasheet/2/268/20005623B-136928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MIC5014Y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Hs/Lsgate driver 30V</text:p>
          </table:table-cell>
          <table:table-cell/>
          <table:table-cell office:value-type="string" calcext:value-type="string">
            <text:p><text:a xlink:href="https://ww1.microchip.com/downloads/en/DeviceDoc/MCP73831-Family-Data-Sheet-DS20001984H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MIC46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85V half-bridge gate driver 16V dt/shoot-through</text:p>
          </table:table-cell>
          <table:table-cell/>
          <table:table-cell office:value-type="string" calcext:value-type="string">
            <text:p><text:a xlink:href="https://ww1.microchip.com/downloads/en/DeviceDoc/MCP73831-Family-Data-Sheet-DS20001984H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E2</text:p>
          </table:table-cell>
          <table:table-cell office:value-type="string" calcext:value-type="string">
            <text:p>PGA</text:p>
          </table:table-cell>
          <table:table-cell office:value-type="string" calcext:value-type="string">
            <text:p>MCP6G04-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4</text:p>
          </table:table-cell>
          <table:table-cell office:value-type="string" calcext:value-type="string">
            <text:p>4ch 1/10/50 pin strap </text:p>
          </table:table-cell>
          <table:table-cell/>
          <table:table-cell table:style-name="Default" office:value-type="string" calcext:value-type="string">
            <text:p><text:a xlink:href="https://ww1.microchip.com/downloads/aemDocuments/documents/OTH/ProductDocuments/DataSheets/22004b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F7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597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8 bit parallel in serial in/out register with latches</text:p>
          </table:table-cell>
          <table:table-cell/>
          <table:table-cell office:value-type="string" calcext:value-type="string">
            <text:p><text:a xlink:href="https://www.ti.com/lit/ds/symlink/cd74hc597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MC3406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Switch mode controll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7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Hex inverter (no schmitt)</text:p>
          </table:table-cell>
          <table:table-cell/>
          <table:table-cell office:value-type="string" calcext:value-type="string">
            <text:p><text:a xlink:href="https://www.ti.com/lit/ds/symlink/sn74hc0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F7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AX72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24</text:p>
          </table:table-cell>
          <table:table-cell office:value-type="string" calcext:value-type="string">
            <text:p>8 digit led display driver, serial interface</text:p>
          </table:table-cell>
          <table:table-cell/>
          <table:table-cell office:value-type="string" calcext:value-type="string">
            <text:p><text:a xlink:href="https://www.analog.com/media/en/technical-documentation/data-sheets/MAX7219-MAX7221.pdf" xlink:type="simple">Datasheet</text:a></text:p>
          </table:table-cell>
          <table:table-cell table:number-columns-repeated="1016"/>
        </table:table-row>
        <table:table-row table:style-name="ro1" table:number-rows-repeated="104825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Tiroclass.$A$1" table:cell-range-address="$Tiroclass.$A$1:.$F$147"/>
        </table:named-expressions>
      </table:table>
      <table:named-expressions/>
      <table:database-ranges>
        <table:database-range table:name="__Anonymous_Sheet_DB__0" table:target-range-address="Classeur.A1:Classeur.G196" table:display-filter-buttons="true" table:orientation="column"/>
        <table:database-range table:name="__Anonymous_Sheet_DB__1" table:target-range-address="Tiroclass.A1:Tiroclass.G322" table:display-filter-buttons="true">
          <table:filter>
            <table:filter-and>
              <table:filter-condition table:value="Boost" table:operator="=" table:field-number="1">
                <table:filter-set-item table:value="Boost"/>
                <table:filter-set-item table:value="Buck"/>
                <table:filter-set-item table:value="Charge Pump"/>
                <table:filter-set-item table:value="Power"/>
                <table:filter-set-item table:value="SMPS"/>
                <table:filter-set-item table:value="SW REG"/>
              </table:filter-condition>
            </table:filter-and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5.9mm" fo:page-height="279.4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30">00/00/0000</text:date>, <text:time style:data-style-name="N2" text:time-value="18:59:58.9558301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creation-date>2021-02-20T12:50:46</meta:creation-date>
    <dc:date>2023-09-30T19:04:45.900905225</dc:date>
    <meta:generator>LibreOffice/7.5.6.2$Linux_X86_64 LibreOffice_project/50$Build-2</meta:generator>
    <meta:editing-duration>P2DT12H5M31S</meta:editing-duration>
    <meta:editing-cycles>221</meta:editing-cycles>
    <meta:document-statistic meta:table-count="2" meta:cell-count="293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